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>
        <style:tab-stops>
          <style:tab-stop style:position="0cm"/>
        </style:tab-stops>
      </style:paragraph-properties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28pt" fo:font-style="normal" fo:text-shadow="none" fo:font-weight="bold" style:font-name-asian="Segoe UI1" style:font-size-asian="28pt" style:font-style-asian="normal" style:font-weight-asian="bold" style:font-name-complex="Segoe UI1" style:font-size-complex="28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2.869cm" svg:x="1.778cm" svg:y="0.508cm">
          <draw:text-box>
            <text:p text:style-name="P1"><text:span text:style-name="T1">Holy Gospel</text:span></text:p>
            <text:p text:style-name="P1"><text:span text:style-name="T2">John 3:14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3.876cm" svg:height="6.454cm" svg:x="2.032cm" svg:y="0.912cm">
          <draw:text-box>
            <text:p text:style-name="P4"><text:span text:style-name="T3">14</text:span><text:span text:style-name="T4">And as Moses lifted up the serpent in the wilderness, so must the Son of Man be lifted up, </text:span><text:span text:style-name="T3">15</text:span><text:span text:style-name="T4">that whoever believes in him may have eternal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3.114cm" svg:height="6.708cm" svg:x="2.54cm" svg:y="0.912cm">
          <draw:text-box>
            <text:p text:style-name="P4"><text:span text:style-name="T5">16</text:span><text:span text:style-name="T6">[Jesus said:] “For God so loved the world, that he gave his only Son, that whoever believes in him should not perish but have eternal lif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8" draw:layer="layout" svg:width="23.876cm" svg:height="5.08cm" svg:x="2.032cm" svg:y="0.762cm">
          <draw:text-box>
            <text:p text:style-name="P7"><text:span text:style-name="T5">17</text:span><text:span text:style-name="T6">For God did not send his Son into the world to condemn the world, but in order that the world might be saved throug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6" draw:text-style-name="P8" draw:layer="layout" svg:width="23.114cm" svg:height="6.35cm" svg:x="2.39cm" svg:y="0.844cm">
          <draw:text-box>
            <text:p text:style-name="P7"><text:span text:style-name="T5">18</text:span><text:span text:style-name="T6">Whoever believes in him is not condemned, but whoever does not believe is condemned already, because he has not believed in the name of the only Son of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7" draw:text-style-name="P8" draw:layer="layout" svg:width="24.13cm" svg:height="6.263cm" svg:x="1.778cm" svg:y="0.891cm">
          <draw:text-box>
            <text:p text:style-name="P7"><text:span text:style-name="T5">19</text:span><text:span text:style-name="T6">And this is the judgment: the light has come into the world, and people loved the darkness rather than the light because their deeds were evi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Hymn_25_20template" presentation:presentation-page-layout-name="AL1T0">
        <draw:frame draw:style-name="gr8" draw:text-style-name="P8" draw:layer="layout" svg:width="24.384cm" svg:height="5.205cm" svg:x="1.778cm" svg:y="0.637cm">
          <draw:text-box>
            <text:p text:style-name="P7"><text:span text:style-name="T5">20</text:span><text:span text:style-name="T6">For everyone who does wicked things hates the light and does not come to the light, lest his deeds should be expos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9" draw:text-style-name="P8" draw:layer="layout" svg:width="24.638cm" svg:height="4.76cm" svg:x="1.778cm" svg:y="0.828cm">
          <draw:text-box>
            <text:p text:style-name="P7"><text:span text:style-name="T5">21</text:span><text:span text:style-name="T6">But whoever does what is true comes to the light, so that it may be clearly seen that his</text:span></text:p>
            <text:p text:style-name="P7"><text:span text:style-name="T6">deeds have been carried out in G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09:47:34.753000000</meta:creation-date>
    <dc:title>Hymn template</dc:title>
    <meta:editing-duration>PT11M37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3-08T21:41:50.410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3-14T09:47:34.453000000"/>
  </office:meta>
</office:document-meta>
</file>